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400968" officeooo:paragraph-rsid="011dc81d"/>
    </style:style>
    <style:style style:name="P29" style:family="paragraph" style:parent-style-name="Standard">
      <style:text-properties officeooo:rsid="003f52cd" officeooo:paragraph-rsid="011dc81d"/>
    </style:style>
    <style:style style:name="P30" style:family="paragraph" style:parent-style-name="Standard">
      <style:text-properties officeooo:rsid="0118bea5" officeooo:paragraph-rsid="0118bea5"/>
    </style:style>
    <style:style style:name="P31" style:family="paragraph" style:parent-style-name="Standard">
      <style:text-properties officeooo:rsid="0118bea5" officeooo:paragraph-rsid="011dc81d"/>
    </style:style>
    <style:style style:name="P32" style:family="paragraph" style:parent-style-name="Standard">
      <style:text-properties officeooo:rsid="00f706cb" officeooo:paragraph-rsid="011dc81d"/>
    </style:style>
    <style:style style:name="P33" style:family="paragraph" style:parent-style-name="Standard">
      <style:text-properties officeooo:rsid="00f6387a" officeooo:paragraph-rsid="01223876"/>
    </style:style>
    <style:style style:name="P34" style:family="paragraph" style:parent-style-name="Standard">
      <style:text-properties officeooo:paragraph-rsid="0128d44b"/>
    </style:style>
    <style:style style:name="P35" style:family="paragraph" style:parent-style-name="Standard">
      <style:text-properties fo:color="#2a6099" officeooo:rsid="00232966" officeooo:paragraph-rsid="00232966"/>
    </style:style>
    <style:style style:name="P36" style:family="paragraph" style:parent-style-name="Standard">
      <style:text-properties officeooo:rsid="012f4589" officeooo:paragraph-rsid="012f4589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3" style:family="paragraph" style:parent-style-name="Standard">
      <style:text-properties officeooo:rsid="01908d54" officeooo:paragraph-rsid="01908d54"/>
    </style:style>
    <style:style style:name="P44" style:family="paragraph" style:parent-style-name="Standard">
      <style:paragraph-properties fo:text-align="center" style:justify-single-word="false"/>
      <style:text-properties officeooo:paragraph-rsid="00e83838"/>
    </style:style>
    <style:style style:name="P45" style:family="paragraph" style:parent-style-name="Standard">
      <style:text-properties officeooo:rsid="01df08d9" officeooo:paragraph-rsid="01df08d9"/>
    </style:style>
    <style:style style:name="P46" style:family="paragraph" style:parent-style-name="Standard">
      <style:text-properties officeooo:rsid="0132fdfc" officeooo:paragraph-rsid="00e83838"/>
    </style:style>
    <style:style style:name="P47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style:font-name="Liberation Serif" officeooo:rsid="0110dbd7" officeooo:paragraph-rsid="0110dbd7"/>
    </style:style>
    <style:style style:name="P4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0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1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2" style:family="paragraph" style:parent-style-name="Text_20_body">
      <style:text-properties fo:color="#000000"/>
    </style:style>
    <style:style style:name="P53" style:family="paragraph" style:parent-style-name="Text_20_body">
      <style:text-properties fo:color="#000000" officeooo:rsid="01ab5dee"/>
    </style:style>
    <style:style style:name="P54" style:family="paragraph" style:parent-style-name="Text_20_body">
      <style:text-properties fo:color="#000000" fo:font-weight="bold" officeooo:rsid="01e450a4" officeooo:paragraph-rsid="01e450a4" style:font-weight-asian="bold" style:font-weight-complex="bold"/>
    </style:style>
    <style:style style:name="P55" style:family="paragraph" style:parent-style-name="Text_20_body">
      <style:text-properties officeooo:rsid="01be1f82"/>
    </style:style>
    <style:style style:name="P56" style:family="paragraph" style:parent-style-name="Text_20_body">
      <style:text-properties officeooo:rsid="01e5fa1e" officeooo:paragraph-rsid="01e5fa1e"/>
    </style:style>
    <style:style style:name="P57" style:family="paragraph" style:parent-style-name="Text_20_body">
      <style:text-properties officeooo:paragraph-rsid="01e5fa1e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78c30b"/>
    </style:style>
    <style:style style:name="T10" style:family="text">
      <style:text-properties officeooo:rsid="008020b6"/>
    </style:style>
    <style:style style:name="T11" style:family="text">
      <style:text-properties officeooo:rsid="00897066"/>
    </style:style>
    <style:style style:name="T12" style:family="text">
      <style:text-properties officeooo:rsid="00ea57af"/>
    </style:style>
    <style:style style:name="T13" style:family="text">
      <style:text-properties officeooo:rsid="00efdd21"/>
    </style:style>
    <style:style style:name="T14" style:family="text">
      <style:text-properties officeooo:rsid="00f29684"/>
    </style:style>
    <style:style style:name="T15" style:family="text">
      <style:text-properties fo:color="#c9211e" officeooo:rsid="0128d44b"/>
    </style:style>
    <style:style style:name="T16" style:family="text">
      <style:text-properties fo:color="#c9211e" officeooo:rsid="00232966"/>
    </style:style>
    <style:style style:name="T17" style:family="text">
      <style:text-properties officeooo:rsid="011eeaf9"/>
    </style:style>
    <style:style style:name="T18" style:family="text">
      <style:text-properties officeooo:rsid="00f72c2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eac826" style:font-weight-asian="bold" style:font-weight-complex="bold"/>
    </style:style>
    <style:style style:name="T21" style:family="text">
      <style:text-properties fo:font-weight="bold" officeooo:rsid="01e5fa1e" style:font-weight-asian="bold" style:font-weight-complex="bold"/>
    </style:style>
    <style:style style:name="T22" style:family="text">
      <style:text-properties officeooo:rsid="0174472e"/>
    </style:style>
    <style:style style:name="T23" style:family="text">
      <style:text-properties officeooo:rsid="01b506c8"/>
    </style:style>
    <style:style style:name="T24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7" style:family="text">
      <style:text-properties style:font-size-asian="14pt" style:font-weight-asian="bold" style:font-size-complex="14pt" style:font-weight-complex="bold"/>
    </style:style>
    <style:style style:name="T28" style:family="text">
      <style:text-properties officeooo:rsid="018e6d76" style:font-size-asian="14pt" style:font-weight-asian="bold" style:font-size-complex="14pt" style:font-weight-complex="bold"/>
    </style:style>
    <style:style style:name="T29" style:family="text">
      <style:text-properties officeooo:rsid="01df70ff"/>
    </style:style>
    <style:style style:name="T30" style:family="text">
      <style:text-properties officeooo:rsid="01eb37ab"/>
    </style:style>
    <style:style style:name="T31" style:family="text">
      <style:text-properties officeooo:rsid="01eb9f86"/>
    </style:style>
    <style:style style:name="T32" style:family="text">
      <style:text-properties officeooo:rsid="01ecd938"/>
    </style:style>
    <style:style style:name="T33" style:family="text">
      <style:text-properties officeooo:rsid="01ed29ec"/>
    </style:style>
    <style:style style:name="T34" style:family="text">
      <style:text-properties officeooo:rsid="01eee78f"/>
    </style:style>
    <style:style style:name="T35" style:family="text">
      <style:text-properties officeooo:rsid="01f073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4">F</text:span><text:span text:style-name="T25">P: SAM</text:span><text:span text:style-name="T26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3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8">rosnode cleanup</text:p>
      <text:p text:style-name="P39"/>
      <text:p text:style-name="P40">ifconfig</text:p>
      <text:p text:style-name="P37">export ROS_MASTER_URI=http://192.168.1.200:11311 <text:span text:style-name="T22">\</text:span></text:p>
      <text:p text:style-name="P48"><text:span text:style-name="T3">export ROS_IP=10.68.0.1</text:span><text:span text:style-name="T4">31</text:span></text:p>
      <text:p text:style-name="P49">export ROS_IP=192.168.1.103</text:p>
      <text:p text:style-name="P51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9">rosservice list</text:p>
      <text:p text:style-name="P28">rostopic list</text:p>
      <text:p text:style-name="P45">rostopic echo /test_topic</text:p>
      <text:p text:style-name="P2"/>
      <text:p text:style-name="P2"/>
      <text:p text:style-name="P19">rqt &amp; rosbag: </text:p>
      <text:p text:style-name="P16">rqt_topic</text:p>
      <text:p text:style-name="P43">rqt_graph</text:p>
      <text:p text:style-name="P32">rqt_bag</text:p>
      <text:p text:style-name="P4">rosbag play -l <text:span text:style-name="T17">&lt;filename.</text:span>bag<text:span text:style-name="T17">&gt;</text:span></text:p>
      <text:p text:style-name="P27"/>
      <text:p text:style-name="P27"/>
      <text:p text:style-name="P20">communication test:</text:p>
      <text:p text:style-name="P30">ping: tiago-46c</text:p>
      <text:p text:style-name="P30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5">D</text:span><text:span text:style-name="T30">esktop</text:span>:/<text:span text:style-name="T31">root/catkin</text:span>_ws/h<text:span text:style-name="T31">ome</text:span> \</text:p>
      <text:p text:style-name="P14"><text:span text:style-name="T5"><text:s text:c="4"/>--</text:span><text:span text:style-name="T8">network </text:span><text:span text:style-name="T11">host</text:span><text:span text:style-name="T10"> </text:span><text:span text:style-name="T8">\</text:span></text:p>
      <text:p text:style-name="P8"><text:s text:c="4"/>--<text:span text:style-name="T6">name </text:span><text:span text:style-name="T32">clip_container</text:span><text:span text:style-name="T6"> </text:span><text:span text:style-name="T7">\</text:span></text:p>
      <text:p text:style-name="P14"><text:span text:style-name="T5"><text:s text:c="4"/></text:span><text:span text:style-name="T12">foode258/</text:span><text:span text:style-name="T33">clip_</text:span><text:span text:style-name="T34">ros_</text:span><text:span text:style-name="T33">image:</text:span><text:span text:style-name="T34">test2</text:span></text:p>
      <text:p text:style-name="P8"/>
      <text:p text:style-name="P8"/>
      <text:p text:style-name="P46"/>
      <text:p text:style-name="P47">ssh pal@tiago-46c</text:p>
      <text:p text:style-name="P33">Tiago Robot sudo password: palroot</text:p>
      <text:p text:style-name="P6"/>
      <text:p text:style-name="P31">ping host IP (host name?)</text:p>
      <text:p text:style-name="P3"/>
      <text:p text:style-name="P17">video record: </text:p>
      <text:p text:style-name="P34"><text:span text:style-name="T15">topics to be recorded: </text:span><text:span text:style-name="T16">Tutorial4_ws2425.pdf</text:span></text:p>
      <text:p text:style-name="P24">video record: <text:span text:style-name="T18">please note, record the bag in /tmp</text:span></text:p>
      <text:p text:style-name="P5"><text:span text:style-name="T19">pal@tiago-46c:/</text:span>tmp$ rosbag record <text:span text:style-name="T14">\</text:span></text:p>
      <text:p text:style-name="P5">/<text:span text:style-name="T13">tf \</text:span></text:p>
      <text:p text:style-name="P5">/tf_static <text:span text:style-name="T13">\</text:span></text:p>
      <text:p text:style-name="P5">/xtion/rgb/image_raw<text:span text:style-name="T13">\</text:span></text:p>
      <text:p text:style-name="P5">/xtion/depth_registered/image <text:span text:style-name="T13">\</text:span></text:p>
      <text:p text:style-name="P5">/xtion/rgb/camera_info <text:span text:style-name="T14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6">example: </text:p>
      <text:p text:style-name="P35"><text:span text:style-name="T19">zby@ub2004:</text:span>~$ scp pal@tiago-46c:/tmp/2024-12-18-15-52-52.bag ~/Documents</text:p>
      <text:p text:style-name="P35">pal@tiago-46c's password: </text:p>
      <text:p text:style-name="P35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8">rostopics</text:span><text:span text:style-name="T27">:</text:span></text:p>
      <text:p text:style-name="P42"/>
      <text:p text:style-name="P41">rosrun map_server map_server src/carry_my_luggage/ics_map/map.yaml</text:p>
      <text:p text:style-name="P42"/>
      <text:p text:style-name="P50">rosrun rviz rviz -d'rospack find tiago_2dnav'/config/rviz/navigation.rviz</text:p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<text:soft-page-break/>10 frame, prompt: a man, a item</text:p>
      <text:p text:style-name="P52">[INFO] [1744077186.771581]: <text:s text:c="2"/>1. Segment ID: 3, a man with score: 34.7014</text:p>
      <text:p text:style-name="P52">[INFO] [1744077186.772458]: <text:s text:c="7"/>a man: 91.43%</text:p>
      <text:p text:style-name="P52">[INFO] [1744077196.153245]: <text:s text:c="2"/>1. Segment ID: 2, a man with score: 34.0750</text:p>
      <text:p text:style-name="P52">[INFO] [1744077196.154264]: <text:s text:c="7"/>a man: 93.97%</text:p>
      <text:p text:style-name="P52">[INFO] [1744077205.683417]: <text:s text:c="2"/>1. Segment ID: 2, a man with score: 34.6753</text:p>
      <text:p text:style-name="P52">[INFO] [1744077205.684291]: <text:s text:c="7"/>a man: 95.96%</text:p>
      <text:p text:style-name="P52">[INFO] [1744077215.663289]: <text:s text:c="2"/>1. Segment ID: 2, a man with score: 34.4829</text:p>
      <text:p text:style-name="P52">[INFO] [1744077215.664141]: <text:s text:c="7"/>a man: 89.67%</text:p>
      <text:p text:style-name="P52">[INFO] [1744077225.649540]: <text:s text:c="2"/>1. Segment ID: 1, a man with score: 34.7324</text:p>
      <text:p text:style-name="P52">[INFO] [1744077225.650913]: <text:s text:c="7"/>a man: 76.97%</text:p>
      <text:p text:style-name="P52">[INFO] [1744077235.150981]: <text:s text:c="2"/>1. Segment ID: 1, a man with score: 34.6093</text:p>
      <text:p text:style-name="P52">[INFO] [1744077235.151912]: <text:s text:c="7"/>a man: 82.04%</text:p>
      <text:p text:style-name="P52">[INFO] [1744077245.155575]: <text:s text:c="2"/>1. Segment ID: 2, a man with score: 35.6312</text:p>
      <text:p text:style-name="P52">[INFO] [1744077245.156495]: <text:s text:c="7"/>a man: 93.79%</text:p>
      <text:p text:style-name="P52">[INFO] [1744077255.147438]: <text:s text:c="2"/>1. Segment ID: 3, a man with score: 35.3322</text:p>
      <text:p text:style-name="P52">[INFO] [1744077255.148337]: <text:s text:c="7"/>a man: 86.00%</text:p>
      <text:p text:style-name="P52">[INFO] [1744077265.193470]: <text:s text:c="2"/>1. Segment ID: 1, a man with score: 35.8976</text:p>
      <text:p text:style-name="P52">[INFO] [1744077265.194331]: <text:s text:c="7"/>a man: 91.81%</text:p>
      <text:p text:style-name="P52">[INFO] [1744077275.161217]: <text:s text:c="2"/>1. Segment ID: 1, a man with score: 36.7214</text:p>
      <text:p text:style-name="P52">[INFO] [1744077275.162279]: <text:s text:c="7"/>a man: 91.10%</text:p>
      <text:p text:style-name="P52"/>
      <text:p text:style-name="P52"/>
      <text:p text:style-name="P52"/>
      <text:p text:style-name="P52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<text:soft-page-break/><text:span text:style-name="T21">10 frame</text:span><text:span text:style-name="T20">y</text:span><text:span text:style-name="T21"> prompt: a man pointing at something, a item</text:span></text:p>
      <text:p text:style-name="P56">[INFO] [1744077744.901542]: <text:s text:c="2"/>1. Segment ID: 3, a man pointing at something with score: 30.7362</text:p>
      <text:p text:style-name="P56">[INFO] [1744077744.902475]: <text:s text:c="7"/>a man pointing at something: 16.83%</text:p>
      <text:p text:style-name="P56">[INFO] [1744077754.805383]: <text:s text:c="2"/>1. Segment ID: 2, a man pointing at something with score: 29.3422</text:p>
      <text:p text:style-name="P56">[INFO] [1744077754.806393]: <text:s text:c="7"/>a man pointing at something: 12.05%</text:p>
      <text:p text:style-name="P56">[INFO] [1744077764.297175]: <text:s text:c="2"/>1. Segment ID: 2, a man pointing at something with score: 29.0913</text:p>
      <text:p text:style-name="P56">[INFO] [1744077764.298575]: <text:s text:c="7"/>a man pointing at something: 8.19%</text:p>
      <text:p text:style-name="P56">[INFO] [1744077774.299863]: <text:s text:c="2"/>1. Segment ID: 2, a man pointing at something with score: 30.0877</text:p>
      <text:p text:style-name="P56">[INFO] [1744077774.301028]: <text:s text:c="7"/>a man pointing at something: 9.68%</text:p>
      <text:p text:style-name="P56">[INFO] [1744077783.811973]: <text:s text:c="2"/>1. Segment ID: 1, a man pointing at something with score: 30.5471</text:p>
      <text:p text:style-name="P56">[INFO] [1744077783.812790]: <text:s text:c="7"/>a man pointing at something: 4.84%</text:p>
      <text:p text:style-name="P56">[INFO] [1744077793.808045]: <text:s text:c="2"/>1. Segment ID: 1, a man pointing at something with score: 29.9969</text:p>
      <text:p text:style-name="P56">[INFO] [1744077793.808773]: <text:s text:c="7"/>a man pointing at something: 4.34%</text:p>
      <text:p text:style-name="P56">[INFO] [1744077803.809191]: <text:s text:c="2"/>1. Segment ID: 2, a man pointing at something with score: 29.9552</text:p>
      <text:p text:style-name="P56">[INFO] [1744077803.809932]: <text:s text:c="7"/>a man pointing at something: 4.92%</text:p>
      <text:p text:style-name="P56">[INFO] [1744077813.799627]: <text:s text:c="2"/>1. Segment ID: 3, a man pointing at something with score: 30.2254</text:p>
      <text:p text:style-name="P56">[INFO] [1744077813.800752]: <text:s text:c="7"/>a man pointing at something: 3.59%</text:p>
      <text:p text:style-name="P56">[INFO] [1744077823.323628]: <text:s text:c="2"/>1. Segment ID: 1, a man pointing at something with score: 29.9361</text:p>
      <text:p text:style-name="P56">[INFO] [1744077823.324425]: <text:s text:c="7"/>a man pointing at something: 2.81%</text:p>
      <text:p text:style-name="P56">[INFO] [1744077833.297110]: <text:s text:c="2"/>1. Segment ID: 1, a man pointing at something with score: 31.1780</text:p>
      <text:p text:style-name="P56">[INFO] [1744077833.297954]: <text:s text:c="7"/>a man pointing at something: 3.85%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13T16:20:01.006167874</dc:date>
    <meta:editing-duration>P5DT5H24M7S</meta:editing-duration>
    <meta:editing-cycles>332</meta:editing-cycles>
    <meta:generator>LibreOffice/6.4.7.2$Linux_X86_64 LibreOffice_project/40$Build-2</meta:generator>
    <meta:document-statistic meta:table-count="0" meta:image-count="0" meta:object-count="0" meta:page-count="5" meta:paragraph-count="95" meta:word-count="567" meta:character-count="4621" meta:non-whitespace-character-count="3927"/>
  </office:meta>
</office:document-meta>
</file>